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D000000066E0006D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02cm" svg:height="2.698cm" svg:x="0.998cm" svg:y="1cm">
          <draw:image xlink:href="Pictures/10000000000000D000000066E0006D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7T17:47:40</dc:date>
    <meta:generator>NeoOffice/3.2015.7$Unix OpenOffice.org_project/</meta:generator>
    <meta:editing-duration>PT00H12M52S</meta:editing-duration>
    <meta:editing-cycles>20</meta:editing-cycles>
    <meta:document-statistic meta:object-count="1"/>
  </office:meta>
</office:document-meta>
</file>